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Название1-title">
      <style:graphic-properties draw:stroke="none" draw:fill="none" draw:fill-color="#33cccc" draw:textarea-horizontal-align="left" draw:textarea-vertical-align="middle" draw:auto-grow-height="false" draw:auto-grow-width="false" fo:min-height="2.877cm" fo:min-width="0cm" fo:padding-top="0.123cm" fo:padding-bottom="0.123cm" fo:padding-left="0.251cm" fo:padding-right="0.251cm" fo:wrap-option="wrap" draw:shadow-color="#5f5f5f"/>
    </style:style>
    <style:style style:name="pr2" style:family="presentation" style:parent-style-name="Название1-subtitle">
      <style:graphic-properties draw:stroke="none" draw:fill="none" draw:fill-color="#33cccc" draw:textarea-horizontal-align="left" draw:textarea-vertical-align="top" draw:auto-grow-height="false" draw:auto-grow-width="false" fo:min-height="4.623cm" fo:min-width="0cm" fo:padding-top="0.123cm" fo:padding-bottom="0.123cm" fo:padding-left="0.251cm" fo:padding-right="0.251cm" fo:wrap-option="wrap" draw:shadow-color="#5f5f5f"/>
    </style:style>
    <style:style style:name="pr3" style:family="presentation" style:parent-style-name="Название1-notes">
      <style:graphic-properties draw:fill-color="#ffffff" fo:min-height="11.43cm"/>
    </style:style>
    <style:style style:name="pr4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2.606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Обычный-notes">
      <style:graphic-properties draw:fill-color="#ffffff" fo:min-height="11.43cm"/>
    </style:style>
    <style:style style:name="pr6" style:family="presentation" style:parent-style-name="Обычный-title">
      <style:graphic-properties fo:min-height="2.915cm"/>
    </style:style>
    <style:style style:name="P1" style:family="paragraph">
      <style:paragraph-properties style:writing-mode="lr-tb" style:font-independent-line-spacing="true"/>
    </style:style>
  </office:automatic-styles>
  <office:body>
    <office:presentation>
      <draw:page draw:name="page1" draw:style-name="dp1" draw:master-page-name="Название1" presentation:presentation-page-layout-name="AL1T0">
        <draw:frame presentation:style-name="pr1" draw:text-style-name="P1" draw:layer="layout" svg:width="20.109cm" svg:height="3.122cm" svg:x="4.007cm" svg:y="3.162cm" presentation:class="title" presentation:placeholder="true" presentation:user-transformed="true">
          <draw:text-box/>
        </draw:frame>
        <draw:frame presentation:style-name="pr2" draw:text-style-name="P1" draw:layer="layout" svg:width="20.109cm" svg:height="4.868cm" svg:x="4.007cm" svg:y="9.52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draw:frame presentation:style-name="pr4" draw:text-style-name="P1" draw:layer="layout" svg:width="20.005cm" svg:height="2.865cm" svg:x="3.96cm" svg:y="0.99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draw:frame presentation:style-name="pr4" draw:text-style-name="P1" draw:layer="layout" svg:width="20.005cm" svg:height="2.865cm" svg:x="3.96cm" svg:y="0.99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664cm" svg:height="9.489cm" svg:x="3.193cm" svg:y="1.922cm" draw:page-number="4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valEnd_20_5" draw:display-name="msArrowOvalEnd 5" svg:viewBox="0 0 318 318" svg:d="M318 159c0-87-72-159-159-159s-159 72-159 159 72 159 159 159 159-72 159-159z"/>
    <draw:marker draw:name="msArrowOvalEnd_20_9" draw:display-name="msArrowOvalEnd 9" svg:viewBox="0 0 530 530" svg:d="M530 265c0-146-119-265-265-265s-265 119-265 265 119 265 265 265 265-119 265-265z"/>
    <draw:marker draw:name="msArrowStealthEnd_20_9" draw:display-name="msArrowStealthEnd 9" svg:viewBox="0 0 530 530" svg:d="M265 0l265 530-265-212-265 21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1.27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2.54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3.81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subtitle" style:family="presentation">
      <style:graphic-properties draw:stroke="none" draw:fill="none" draw:fill-color="#33cc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Название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fill-color="#33cccc" draw:textarea-horizontal-align="left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Название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7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r2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3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4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>
        <draw:custom-shape draw:style-name="Mgr4" draw:text-style-name="MP4" draw:layer="backgroundobjects" svg:width="11.43cm" svg:height="8.678cm" svg:x="-8.996cm" svg:y="1.905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6" draw:text-style-name="MP6" draw:layer="backgroundobjects" svg:x1="3.81cm" svg:y1="4.233cm" svg:x2="24.13cm" svg:y2="4.233cm">
          <text:p/>
        </draw:line>
      </draw:g>
      <draw:frame presentation:style-name="Обычный-title" draw:layer="backgroundobjects" svg:width="20.315cm" svg:height="3.175cm" svg:x="3.805cm" svg:y="0.837cm" presentation:class="title" presentation:placeholder="true">
        <draw:text-box/>
      </draw:frame>
      <draw:frame presentation:style-name="Обычный-outline1" draw:layer="backgroundobjects" svg:width="20.315cm" svg:height="11.43cm" svg:x="3.805cm" svg:y="5.0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page-thumbnail presentation:style-name="Обычный-title" draw:layer="backgroundobjects" svg:width="12.664cm" svg:height="9.489cm" svg:x="3.193cm" svg:y="1.922cm" presentation:class="page"/>
      </presentation:notes>
    </style:master-page>
    <style:master-page style:name="Название1" style:page-layout-name="PM1" draw:style-name="Mdp1">
      <draw:g>
        <draw:line draw:style-name="Mgr6" draw:text-style-name="MP6" draw:layer="backgroundobjects" svg:x1="4.022cm" svg:y1="6.985cm" svg:x2="24.13cm" svg:y2="6.985cm">
          <text:p/>
        </draw:line>
        <draw:custom-shape draw:style-name="Mgr7" draw:text-style-name="MP4" draw:layer="backgroundobjects" svg:width="10.16cm" svg:height="10.16cm" svg:x="-6.985cm" svg:y="3.81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Название1-title" draw:layer="backgroundobjects" svg:width="20.109cm" svg:height="4.013cm" svg:x="4.007cm" svg:y="2.737cm" presentation:class="title" presentation:placeholder="true">
        <draw:text-box/>
      </draw:frame>
      <draw:frame presentation:style-name="Название1-subtitle" draw:layer="backgroundobjects" svg:width="20.109cm" svg:height="4.868cm" svg:x="4.007cm" svg:y="9.521cm" presentation:class="subtitle" presentation:placeholder="true">
        <draw:text-box/>
      </draw:frame>
      <draw:frame presentation:style-name="Mpr2" draw:text-style-name="MP4" draw:layer="backgroundobjects" svg:width="5.927cm" svg:height="1.27cm" svg:x="1.269cm" svg:y="17.35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27cm" svg:x="8.678cm" svg:y="17.357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4" draw:text-style-name="MP11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0"><text:span text:style-name="MT2"><text:page-number>&lt;номер&gt;</text:page-number></text:span></text:p>
            </text:list-header>
          </text:list>
        </draw:text-box>
      </draw:frame>
      <draw:frame presentation:style-name="Название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Название1-notes" draw:layer="backgroundobjects" svg:width="13.97cm" svg:height="11.43cm" svg:x="2.54cm" svg:y="12.065cm" presentation:class="notes" presentation:placeholder="true">
          <draw:text-box/>
        </draw:frame>
        <draw:page-thumbnail presentation:style-name="Название1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Вспомогательные элементы и узлы ЭВМ</dc:title>
    <dc:date>2017-10-11T09:28:26.74</dc:date>
    <meta:editing-cycles>9</meta:editing-cycles>
    <meta:editing-duration>PT9H4M22S</meta:editing-duration>
    <meta:generator>OpenOffice/4.1.2$Win32 OpenOffice.org_project/412m3$Build-9782</meta:generator>
    <meta:document-statistic meta:object-count="49"/>
  </office:meta>
</office:document-meta>
</file>